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402cm"/>
    </style:style>
    <style:style style:name="Table1.B" style:family="table-column">
      <style:table-column-properties style:column-width="12.303cm"/>
    </style:style>
    <style:style style:name="Table1.C" style:family="table-column">
      <style:table-column-properties style:column-width="1.799cm"/>
    </style:style>
    <style:style style:name="Table1.D" style:family="table-column">
      <style:table-column-properties style:column-width="2.09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294da" officeooo:paragraph-rsid="000294da"/>
    </style:style>
    <style:style style:name="P2" style:family="paragraph" style:parent-style-name="Standard">
      <style:text-properties officeooo:rsid="000294da" officeooo:paragraph-rsid="0002d48c"/>
    </style:style>
    <style:style style:name="P3" style:family="paragraph" style:parent-style-name="Standard">
      <style:text-properties officeooo:rsid="001d51ff" officeooo:paragraph-rsid="000294da"/>
    </style:style>
    <style:style style:name="P4" style:family="paragraph" style:parent-style-name="Standard">
      <style:text-properties style:text-underline-style="none" officeooo:rsid="001d51ff" officeooo:paragraph-rsid="000294da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1ff" officeooo:paragraph-rsid="000294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officeooo:rsid="0002d48c" officeooo:paragraph-rsid="0002d48c"/>
    </style:style>
    <style:style style:name="P7" style:family="paragraph" style:parent-style-name="Standard">
      <style:text-properties officeooo:rsid="0003dd94" officeooo:paragraph-rsid="000294da"/>
    </style:style>
    <style:style style:name="P8" style:family="paragraph" style:parent-style-name="Standard">
      <style:text-properties officeooo:rsid="0003dd94" officeooo:paragraph-rsid="0003dd94"/>
    </style:style>
    <style:style style:name="P9" style:family="paragraph" style:parent-style-name="Standard">
      <style:text-properties officeooo:rsid="000563be" officeooo:paragraph-rsid="000563be"/>
    </style:style>
    <style:style style:name="P10" style:family="paragraph" style:parent-style-name="Standard">
      <style:text-properties officeooo:rsid="0007405b" officeooo:paragraph-rsid="0007405b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5adb" officeooo:paragraph-rsid="000294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5adb" officeooo:paragraph-rsid="000294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e09c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officeooo:rsid="0002d48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2d48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officeooo:rsid="000563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Objectifs:</text:p>
      <text:p text:style-name="P8">- maintient dans les dernières technologies de développement<text:span text:style-name="T8">s</text:span> (framework)</text:p>
      <text:p text:style-name="P8">- tester comment implémenter un certain nombres d’outils de l’écosystème java dans de la validation GAMP. (cfr conférence Sofia, et training CSV)</text:p>
      <text:p text:style-name="P8">- améliorer mes connaissances en CDISC <text:span text:style-name="T8">et corriger les erreurs de modélisation (du précédent projet)</text:span></text:p>
      <text:p text:style-name="P8">- pallier à de demande de datamanagement provenant de <text:span text:style-name="T8">certains de </text:span>nos clients et interfacer cela au process de production de TFLs.</text:p>
      <text:p text:style-name="P8"/>
      <text:p text:style-name="P9">Présentation du projet:</text:p>
      <text:p text:style-name="P9"/>
      <text:p text:style-name="P9">Ecrire des données cliniques dans une interface et soumettre aux autorités.</text:p>
      <text:p text:style-name="P9"/>
      <text:p text:style-name="P10">Interface : très bêtes : deux parties: </text:p>
      <text:p text:style-name="P10">1) afficher le CRF de l’étude</text:p>
      <text:p text:style-name="P10">2) permettre le stockage des données</text:p>
      <text:p text:style-name="P10"/>
      <text:p text:style-name="P10">Contrainte: Respecter CDISC</text:p>
      <text:p text:style-name="P10">=&gt; Diagramme CDISC</text:p>
      <text:p text:style-name="P10">=&gt; Présenter la base de données</text:p>
      <text:p text:style-name="P10"/>
      <text:p text:style-name="P10">Fin de l’étude exporter en CDISC et soumettre aux autorités.</text:p>
      <text:p text:style-name="P10"><text:s/></text:p>
      <text:p text:style-name="P10">Validation ? CDISC contient des schémas de validation, de plus SAS PROC CDISC peut directement valdier l’output par rapport à un fichier texte importé.</text:p>
      <text:p text:style-name="P10"/>
      <text:p text:style-name="P9"/>
      <text:p text:style-name="P1">Project Description</text:p>
      <text:p text:style-name="P7"/>
      <text:p text:style-name="P1"/>
      <text:p text:style-name="P1"><text:span text:style-name="T4">This is a reboot of a former project I made which consists of</text:span> a small electronic data capture <text:span text:style-name="T4">web application</text:span>. It is one of my personal project I’m working on to stay in touch with developments in java <text:span text:style-name="T4">and</text:span> especially additonal features from java 8.</text:p>
      <text:p text:style-name="P1"/>
      <text:p text:style-name="P1">As my <text:span text:style-name="T4">daily work</text:span> is mainly impacted by the CSV regulations applicable in the clinical research it was for me a good thing to put practice some usual use cases related to the data collection in a FDA CFR 21 part 11 compliance.</text:p>
      <text:p text:style-name="P1"/>
      <text:p text:style-name="P1">Additionnaly this allow to improve my skills in CDISC ODM more and more in use as a standard in clinical research.</text:p>
      <text:p text:style-name="P1"/>
      <text:p text:style-name="P6">This project comes from a previous test I did with CDISC with some improvement in the ODM implementation within an ORM (<text:span text:style-name="T7">Hibernate 5 </text:span>in such case). It is basically a reboot in SpringBoot (<text:span text:style-name="T5">Spring 5</text:span>) this allows me to</text:p>
      <text:p text:style-name="P2">- Benefit of the new <text:span text:style-name="T5">java 8</text:span> features</text:p>
      <text:p text:style-name="P2">- Ensure compatibility with the current technologies</text:p>
      <text:p text:style-name="P2">- <text:span text:style-name="T4">play a bit with the </text:span><text:span text:style-name="T6">SpringData</text:span><text:span text:style-name="T4"> CRUD interfaces</text:span></text:p>
      <text:p text:style-name="P2">- <text:span text:style-name="T4">Use </text:span><text:span text:style-name="T6">Spring Security</text:span><text:span text:style-name="T4">, </text:span><text:span text:style-name="T6">Spring MVC</text:span><text:span text:style-name="T4"> and try new templating tools such as </text:span><text:span text:style-name="T6">Thymeleaf 3</text:span></text:p>
      <text:p text:style-name="P6">The use of Hibernate implies the tool is database agnostic and can work either on mysql, Oracle and even MongoDB.</text:p>
      <text:p text:style-name="P6"><text:soft-page-break/>The user interface is written in <text:span text:style-name="T7">jquery mobile</text:span> and allows a usage on the tool either on BYODs or on a classical browser.</text:p>
      <text:p text:style-name="P6"/>
      <text:p text:style-name="P6">It is also the occasion to include some automation test capabilities from java ecosystem an open source tools such as <text:span text:style-name="T5">Umbrello</text:span> in a standard GAMP 5 ® validation process and see how we can leverage them practically.</text:p>
      <text:p text:style-name="P6"/>
      <text:p text:style-name="P1">As any validation project we have to start with the <text:span text:style-name="T4">POC and requirements:</text:span></text:p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>URS</text:p>
          </table:table-cell>
          <table:table-cell table:style-name="Table1.A1" office:value-type="string">
            <text:p text:style-name="P12">Description</text:p>
          </table:table-cell>
          <table:table-cell table:style-name="Table1.A1" office:value-type="string">
            <text:p text:style-name="P12">Priorty</text:p>
          </table:table-cell>
          <table:table-cell table:style-name="Table1.D1" office:value-type="string">
            <text:p text:style-name="P12">Progress</text:p>
          </table:table-cell>
        </table:table-row>
        <table:table-row>
          <table:table-cell table:style-name="Table1.A2" office:value-type="string">
            <text:p text:style-name="P11">01</text:p>
          </table:table-cell>
          <table:table-cell table:style-name="Table1.A2" office:value-type="string">
            <text:p text:style-name="P3"><text:span text:style-name="T1">Hold a study in a based ODM CDISC structure.</text:span></text:p>
            <text:p text:style-name="P3"><text:span text:style-name="T2">Study &amp; ODM</text:span><text:span text:style-name="T3"> =&gt;</text:span></text:p>
            <text:p text:style-name="P4">a) structure =&gt; protocol</text:p>
            <text:p text:style-name="P4">b) hierarchy of studyevent, forms, groups, group repetition</text:p>
            <text:p text:style-name="P4">c) GCP requirements</text:p>
            <text:p text:style-name="P5">d) Database construction respecting the ODM</text:p>
          </table:table-cell>
          <table:table-cell table:style-name="Table1.A2" office:value-type="string">
            <text:p text:style-name="P11">High, GCP</text:p>
          </table:table-cell>
          <table:table-cell table:style-name="Table1.D2" office:value-type="string">
            <text:p text:style-name="P11"><text:span text:style-name="T4">80%</text:span></text:p>
          </table:table-cell>
        </table:table-row>
      </table:table>
      <text:p text:style-name="P1"/>
      <text:p text:style-name="P1"/>
      <text:p text:style-name="P6">Design Specification for the database model: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13:58:38.393169938</meta:creation-date>
    <dc:date>2019-12-26T15:48:28.551518609</dc:date>
    <meta:editing-duration>PT49M1S</meta:editing-duration>
    <meta:editing-cycles>1</meta:editing-cycles>
    <meta:generator>LibreOffice/6.2.7.1$Linux_X86_64 LibreOffice_project/20$Build-1</meta:generator>
    <meta:document-statistic meta:table-count="1" meta:image-count="0" meta:object-count="0" meta:page-count="2" meta:paragraph-count="43" meta:word-count="478" meta:character-count="2796" meta:non-whitespace-character-count="2358"/>
  </office:meta>
</office:document-meta>
</file>